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4d8c8" officeooo:paragraph-rsid="0014d8c8"/>
    </style:style>
    <style:style style:name="P2" style:family="paragraph" style:parent-style-name="Standard">
      <style:paragraph-properties fo:text-align="center" style:justify-single-word="false"/>
      <style:text-properties fo:font-size="20pt" fo:font-weight="bold" officeooo:rsid="0014d8c8" officeooo:paragraph-rsid="0014d8c8" style:font-size-asian="17.5pt" style:font-weight-asian="bold" style:font-size-complex="20pt" style:font-weight-complex="bold"/>
    </style:style>
    <style:style style:name="P3" style:family="paragraph" style:parent-style-name="Standard">
      <style:paragraph-properties fo:text-align="start" style:justify-single-word="false"/>
      <style:text-properties fo:font-size="20pt" fo:font-weight="bold" officeooo:rsid="0016a4d9" officeooo:paragraph-rsid="0016a4d9" style:font-size-asian="17.5pt" style:font-weight-asian="bold" style:font-size-complex="20pt" style:font-weight-complex="bold"/>
    </style:style>
    <style:style style:name="P4" style:family="paragraph" style:parent-style-name="Standard">
      <style:paragraph-properties fo:text-align="start" style:justify-single-word="false"/>
      <style:text-properties fo:font-size="20pt" fo:font-weight="bold" officeooo:rsid="001c21ed" officeooo:paragraph-rsid="001c21ed" style:font-size-asian="17.5pt" style:font-weight-asian="bold" style:font-size-complex="20pt" style:font-weight-complex="bold"/>
    </style:style>
    <style:style style:name="P5" style:family="paragraph" style:parent-style-name="Standard">
      <style:paragraph-properties fo:text-align="start" style:justify-single-word="false"/>
      <style:text-properties fo:font-size="20pt" fo:font-weight="bold" officeooo:rsid="0014d8c8" officeooo:paragraph-rsid="0014d8c8" style:font-size-asian="20pt" style:font-weight-asian="bold" style:font-size-complex="20pt" style:font-weight-complex="bold"/>
    </style:style>
    <style:style style:name="P6" style:family="paragraph" style:parent-style-name="Standard">
      <style:paragraph-properties fo:text-align="start" style:justify-single-word="false"/>
      <style:text-properties fo:font-size="20pt" fo:font-weight="bold" officeooo:rsid="001a5571" officeooo:paragraph-rsid="001a5571" style:font-size-asian="20pt" style:font-weight-asian="bold" style:font-size-complex="20pt" style:font-weight-complex="bold"/>
    </style:style>
    <style:style style:name="P7" style:family="paragraph" style:parent-style-name="Standard">
      <style:text-properties fo:font-size="14pt" officeooo:rsid="0014d8c8" officeooo:paragraph-rsid="0014d8c8" style:font-size-asian="14pt" style:font-size-complex="14pt"/>
    </style:style>
    <style:style style:name="P8" style:family="paragraph" style:parent-style-name="Standard">
      <style:paragraph-properties fo:text-align="start" style:justify-single-word="false"/>
      <style:text-properties fo:font-size="14pt" fo:font-weight="normal" officeooo:rsid="0016a4d9" officeooo:paragraph-rsid="0016a4d9" style:font-size-asian="14pt" style:font-weight-asian="normal" style:font-size-complex="14pt" style:font-weight-complex="normal"/>
    </style:style>
    <style:style style:name="P9" style:family="paragraph" style:parent-style-name="Standard">
      <style:paragraph-properties fo:text-align="start" style:justify-single-word="false"/>
      <style:text-properties fo:font-size="13pt" fo:font-weight="normal" officeooo:rsid="0014d8c8" officeooo:paragraph-rsid="0014d8c8" style:font-size-asian="13pt" style:font-weight-asian="normal" style:font-size-complex="13pt" style:font-weight-complex="normal"/>
    </style:style>
    <style:style style:name="P10" style:family="paragraph" style:parent-style-name="Standard">
      <style:paragraph-properties fo:text-align="start" style:justify-single-word="false"/>
      <style:text-properties fo:font-size="13pt" fo:font-weight="normal" officeooo:rsid="0014d8c8" officeooo:paragraph-rsid="002fef2f" style:font-size-asian="13pt" style:font-weight-asian="normal" style:font-size-complex="13pt" style:font-weight-complex="normal"/>
    </style:style>
    <style:style style:name="P11" style:family="paragraph" style:parent-style-name="Standard">
      <style:paragraph-properties fo:text-align="start" style:justify-single-word="false"/>
      <style:text-properties fo:font-size="13pt" fo:font-weight="normal" officeooo:rsid="0014d8c8" officeooo:paragraph-rsid="003373e7" style:font-size-asian="13pt" style:font-weight-asian="normal" style:font-size-complex="13pt" style:font-weight-complex="normal"/>
    </style:style>
    <style:style style:name="P12" style:family="paragraph" style:parent-style-name="Standard">
      <style:paragraph-properties fo:text-align="start" style:justify-single-word="false"/>
      <style:text-properties fo:font-size="13pt" fo:font-weight="normal" officeooo:rsid="0023407b" officeooo:paragraph-rsid="0026112f" style:font-size-asian="13pt" style:font-weight-asian="normal" style:font-size-complex="13pt" style:font-weight-complex="normal"/>
    </style:style>
    <style:style style:name="P13" style:family="paragraph" style:parent-style-name="Standard">
      <style:paragraph-properties fo:text-align="start" style:justify-single-word="false"/>
      <style:text-properties fo:font-size="13pt" fo:font-weight="normal" officeooo:rsid="0014d8c8" officeooo:paragraph-rsid="0014d8c8" style:font-size-asian="11.3500003814697pt" style:font-weight-asian="normal" style:font-size-complex="13pt" style:font-weight-complex="normal"/>
    </style:style>
    <style:style style:name="P14" style:family="paragraph" style:parent-style-name="Standard">
      <style:paragraph-properties fo:text-align="start" style:justify-single-word="false"/>
      <style:text-properties fo:font-size="13pt" fo:font-weight="normal" officeooo:rsid="0016a4d9" officeooo:paragraph-rsid="0016a4d9" style:font-size-asian="11.3500003814697pt" style:font-weight-asian="normal" style:font-size-complex="13pt" style:font-weight-complex="normal"/>
    </style:style>
    <style:style style:name="P15" style:family="paragraph" style:parent-style-name="Standard">
      <style:paragraph-properties fo:text-align="start" style:justify-single-word="false"/>
      <style:text-properties fo:font-size="13pt" fo:font-weight="normal" officeooo:rsid="0016a4d9" officeooo:paragraph-rsid="00175d89" style:font-size-asian="11.3500003814697pt" style:font-weight-asian="normal" style:font-size-complex="13pt" style:font-weight-complex="normal"/>
    </style:style>
    <style:style style:name="P16" style:family="paragraph" style:parent-style-name="Standard">
      <style:paragraph-properties fo:text-align="start" style:justify-single-word="false"/>
      <style:text-properties fo:font-size="13pt" fo:font-weight="normal" officeooo:rsid="0016a4d9" officeooo:paragraph-rsid="002a52f5" style:font-size-asian="11.3500003814697pt" style:font-weight-asian="normal" style:font-size-complex="13pt" style:font-weight-complex="normal"/>
    </style:style>
    <style:style style:name="P17" style:family="paragraph" style:parent-style-name="Standard">
      <style:paragraph-properties fo:text-align="start" style:justify-single-word="false"/>
      <style:text-properties fo:font-size="13pt" fo:font-weight="normal" officeooo:rsid="0016a4d9" officeooo:paragraph-rsid="002c3803" style:font-size-asian="11.3500003814697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weight="normal" officeooo:rsid="0016a4d9" officeooo:paragraph-rsid="0031562b" style:font-size-asian="11.3500003814697pt" style:font-weight-asian="normal" style:font-size-complex="13pt" style:font-weight-complex="normal"/>
    </style:style>
    <style:style style:name="P19" style:family="paragraph" style:parent-style-name="Standard">
      <style:paragraph-properties fo:text-align="start" style:justify-single-word="false"/>
      <style:text-properties fo:font-size="13pt" fo:font-weight="normal" officeooo:rsid="0016a4d9" officeooo:paragraph-rsid="00332b7e" style:font-size-asian="11.3500003814697pt" style:font-weight-asian="normal" style:font-size-complex="13pt" style:font-weight-complex="normal"/>
    </style:style>
    <style:style style:name="P20" style:family="paragraph" style:parent-style-name="Standard">
      <style:paragraph-properties fo:text-align="start" style:justify-single-word="false"/>
      <style:text-properties fo:font-size="13pt" fo:font-weight="normal" officeooo:rsid="00175d89" officeooo:paragraph-rsid="00175d89" style:font-size-asian="11.3500003814697pt" style:font-weight-asian="normal" style:font-size-complex="13pt" style:font-weight-complex="normal"/>
    </style:style>
    <style:style style:name="P21" style:family="paragraph" style:parent-style-name="Standard">
      <style:paragraph-properties fo:text-align="start" style:justify-single-word="false"/>
      <style:text-properties fo:font-size="13pt" fo:font-weight="normal" officeooo:rsid="00175d89" officeooo:paragraph-rsid="002a52f5" style:font-size-asian="11.3500003814697pt" style:font-weight-asian="normal" style:font-size-complex="13pt" style:font-weight-complex="normal"/>
    </style:style>
    <style:style style:name="P22" style:family="paragraph" style:parent-style-name="Standard">
      <style:paragraph-properties fo:text-align="start" style:justify-single-word="false"/>
      <style:text-properties fo:font-size="13pt" fo:font-weight="normal" officeooo:rsid="001a5571" officeooo:paragraph-rsid="001a5571" style:font-size-asian="11.3500003814697pt" style:font-weight-asian="normal" style:font-size-complex="13pt" style:font-weight-complex="normal"/>
    </style:style>
    <style:style style:name="P23" style:family="paragraph" style:parent-style-name="Standard">
      <style:paragraph-properties fo:text-align="start" style:justify-single-word="false"/>
      <style:text-properties fo:font-size="13pt" fo:font-weight="normal" officeooo:rsid="001c21ed" officeooo:paragraph-rsid="001c21ed" style:font-size-asian="11.3500003814697pt" style:font-weight-asian="normal" style:font-size-complex="13pt" style:font-weight-complex="normal"/>
    </style:style>
    <style:style style:name="P24" style:family="paragraph" style:parent-style-name="Standard">
      <style:paragraph-properties fo:text-align="start" style:justify-single-word="false"/>
      <style:text-properties fo:font-size="13pt" fo:font-weight="normal" officeooo:rsid="001c21ed" officeooo:paragraph-rsid="0021869f" style:font-size-asian="11.3500003814697pt" style:font-weight-asian="normal" style:font-size-complex="13pt" style:font-weight-complex="normal"/>
    </style:style>
    <style:style style:name="P25" style:family="paragraph" style:parent-style-name="Standard">
      <style:paragraph-properties fo:text-align="start" style:justify-single-word="false"/>
      <style:text-properties fo:font-size="13pt" fo:font-weight="normal" officeooo:rsid="0026112f" officeooo:paragraph-rsid="0026112f" style:font-size-asian="11.3500003814697pt" style:font-weight-asian="normal" style:font-size-complex="13pt" style:font-weight-complex="normal"/>
    </style:style>
    <style:style style:name="P26" style:family="paragraph" style:parent-style-name="Standard">
      <style:paragraph-properties fo:text-align="start" style:justify-single-word="false"/>
      <style:text-properties fo:font-size="13pt" fo:font-weight="normal" officeooo:rsid="002c3803" officeooo:paragraph-rsid="002c3803" style:font-size-asian="11.3500003814697pt" style:font-weight-asian="normal" style:font-size-complex="13pt" style:font-weight-complex="normal"/>
    </style:style>
    <style:style style:name="P27" style:family="paragraph" style:parent-style-name="Standard">
      <style:paragraph-properties fo:text-align="start" style:justify-single-word="false"/>
      <style:text-properties officeooo:rsid="00195bc8" officeooo:paragraph-rsid="00195bc8"/>
    </style:style>
    <style:style style:name="P28" style:family="paragraph" style:parent-style-name="Standard">
      <style:paragraph-properties fo:text-align="start" style:justify-single-word="false"/>
      <style:text-properties officeooo:paragraph-rsid="00338234"/>
    </style:style>
    <style:style style:name="P29" style:family="paragraph" style:parent-style-name="Standard">
      <style:paragraph-properties fo:text-align="start" style:justify-single-word="false"/>
      <style:text-properties officeooo:paragraph-rsid="0036f69f"/>
    </style:style>
    <style:style style:name="P30" style:family="paragraph" style:parent-style-name="Standard">
      <style:paragraph-properties fo:text-align="start" style:justify-single-word="false"/>
      <style:text-properties officeooo:paragraph-rsid="001a5571"/>
    </style:style>
    <style:style style:name="P31" style:family="paragraph" style:parent-style-name="Standard">
      <style:paragraph-properties fo:text-align="start" style:justify-single-word="false"/>
      <style:text-properties officeooo:paragraph-rsid="00288bb1"/>
    </style:style>
    <style:style style:name="P32" style:family="paragraph" style:parent-style-name="Text_20_body">
      <style:paragraph-properties fo:text-align="start" style:justify-single-word="false"/>
      <style:text-properties officeooo:paragraph-rsid="0031562b"/>
    </style:style>
    <style:style style:name="P33" style:family="paragraph" style:parent-style-name="Standard">
      <style:paragraph-properties fo:text-align="start" style:justify-single-word="false"/>
      <style:text-properties fo:font-size="13pt" fo:font-weight="normal" officeooo:rsid="0016a4d9" officeooo:paragraph-rsid="0016a4d9" style:font-size-asian="11.3500003814697pt" style:font-weight-asian="normal" style:font-size-complex="13pt" style:font-weight-complex="normal"/>
    </style:style>
    <style:style style:name="P34" style:family="paragraph" style:parent-style-name="Standard">
      <style:paragraph-properties fo:text-align="start" style:justify-single-word="false"/>
      <style:text-properties fo:font-size="13pt" fo:font-weight="normal" officeooo:rsid="0016a4d9" officeooo:paragraph-rsid="002c3803" style:font-size-asian="11.3500003814697pt" style:font-weight-asian="normal" style:font-size-complex="13pt" style:font-weight-complex="normal"/>
    </style:style>
    <style:style style:name="P35" style:family="paragraph" style:parent-style-name="Standard">
      <style:paragraph-properties fo:text-align="start" style:justify-single-word="false"/>
      <style:text-properties fo:font-size="13pt" fo:font-weight="normal" officeooo:rsid="0016a4d9" officeooo:paragraph-rsid="003e257e" style:font-size-asian="11.3500003814697pt" style:font-weight-asian="normal" style:font-size-complex="13pt" style:font-weight-complex="normal"/>
    </style:style>
    <style:style style:name="P36" style:family="paragraph" style:parent-style-name="Standard">
      <style:paragraph-properties fo:text-align="start" style:justify-single-word="false"/>
      <style:text-properties fo:font-size="13pt" fo:font-weight="normal" officeooo:rsid="0016a4d9" officeooo:paragraph-rsid="003e8eb0" style:font-size-asian="11.3500003814697pt" style:font-weight-asian="normal" style:font-size-complex="13pt" style:font-weight-complex="normal"/>
    </style:style>
    <style:style style:name="P37" style:family="paragraph" style:parent-style-name="Standard">
      <style:paragraph-properties fo:text-align="start" style:justify-single-word="false"/>
      <style:text-properties fo:font-size="13pt" fo:font-weight="normal" officeooo:rsid="003e257e" officeooo:paragraph-rsid="003e257e" style:font-size-asian="11.3500003814697pt" style:font-weight-asian="normal" style:font-size-complex="13pt" style:font-weight-complex="normal"/>
    </style:style>
    <style:style style:name="T1" style:family="text">
      <style:text-properties officeooo:rsid="0016a4d9"/>
    </style:style>
    <style:style style:name="T2" style:family="text">
      <style:text-properties fo:font-size="13pt" fo:font-weight="normal" style:font-size-asian="11.3500003814697pt" style:font-weight-asian="normal" style:font-size-complex="13pt" style:font-weight-complex="normal"/>
    </style:style>
    <style:style style:name="T3" style:family="text">
      <style:text-properties fo:font-size="13pt" fo:font-weight="normal" officeooo:rsid="0018a7ec" style:font-size-asian="11.3500003814697pt" style:font-weight-asian="normal" style:font-size-complex="13pt" style:font-weight-complex="normal"/>
    </style:style>
    <style:style style:name="T4" style:family="text">
      <style:text-properties fo:font-size="13pt" fo:font-weight="normal" officeooo:rsid="00288bb1" style:font-size-asian="11.3500003814697pt" style:font-weight-asian="normal" style:font-size-complex="13pt" style:font-weight-complex="normal"/>
    </style:style>
    <style:style style:name="T5" style:family="text">
      <style:text-properties fo:font-size="13pt" fo:font-weight="normal" officeooo:rsid="0031562b" style:font-size-asian="11.3500003814697pt" style:font-weight-asian="normal" style:font-size-complex="13pt" style:font-weight-complex="normal"/>
    </style:style>
    <style:style style:name="T6" style:family="text">
      <style:text-properties fo:font-size="13pt" fo:font-weight="normal" officeooo:rsid="00338234" style:font-size-asian="11.3500003814697pt" style:font-weight-asian="normal" style:font-size-complex="13pt" style:font-weight-complex="normal"/>
    </style:style>
    <style:style style:name="T7" style:family="text">
      <style:text-properties fo:font-size="13pt" fo:font-weight="normal" officeooo:rsid="003575fb" style:font-size-asian="11.3500003814697pt" style:font-weight-asian="normal" style:font-size-complex="13pt" style:font-weight-complex="normal"/>
    </style:style>
    <style:style style:name="T8" style:family="text">
      <style:text-properties fo:font-size="13pt" fo:font-weight="normal" officeooo:rsid="0036f69f" style:font-size-asian="11.3500003814697pt" style:font-weight-asian="normal" style:font-size-complex="13pt" style:font-weight-complex="normal"/>
    </style:style>
    <style:style style:name="T9" style:family="text">
      <style:text-properties fo:font-size="13pt" fo:font-weight="normal" officeooo:rsid="00378165" style:font-size-asian="11.3500003814697pt" style:font-weight-asian="normal" style:font-size-complex="13pt" style:font-weight-complex="normal"/>
    </style:style>
    <style:style style:name="T10" style:family="text">
      <style:text-properties fo:font-size="13pt" fo:font-weight="normal" officeooo:rsid="0037878d" style:font-size-asian="11.3500003814697pt" style:font-weight-asian="normal" style:font-size-complex="13pt" style:font-weight-complex="normal"/>
    </style:style>
    <style:style style:name="T11" style:family="text">
      <style:text-properties fo:font-size="13pt" fo:font-weight="normal" officeooo:rsid="001a5571" style:font-size-asian="11.3500003814697pt" style:font-weight-asian="normal" style:font-size-complex="13pt" style:font-weight-complex="normal"/>
    </style:style>
    <style:style style:name="T12" style:family="text">
      <style:text-properties fo:font-size="13pt" fo:font-weight="normal" officeooo:rsid="00387ad0" style:font-size-asian="11.3500003814697pt" style:font-weight-asian="normal" style:font-size-complex="13pt" style:font-weight-complex="normal"/>
    </style:style>
    <style:style style:name="T13" style:family="text">
      <style:text-properties officeooo:rsid="00175d89"/>
    </style:style>
    <style:style style:name="T14" style:family="text">
      <style:text-properties officeooo:rsid="0018a7ec"/>
    </style:style>
    <style:style style:name="T15" style:family="text">
      <style:text-properties officeooo:rsid="00195bc8"/>
    </style:style>
    <style:style style:name="T16" style:family="text">
      <style:text-properties officeooo:rsid="001a5571"/>
    </style:style>
    <style:style style:name="T17" style:family="text">
      <style:text-properties officeooo:rsid="001e12a0"/>
    </style:style>
    <style:style style:name="T18" style:family="text">
      <style:text-properties officeooo:rsid="0021869f"/>
    </style:style>
    <style:style style:name="T19" style:family="text">
      <style:text-properties officeooo:rsid="002534e9"/>
    </style:style>
    <style:style style:name="T20" style:family="text">
      <style:text-properties officeooo:rsid="0026112f"/>
    </style:style>
    <style:style style:name="T21" style:family="text">
      <style:text-properties officeooo:rsid="002745f7"/>
    </style:style>
    <style:style style:name="T22" style:family="text">
      <style:text-properties officeooo:rsid="00288bb1"/>
    </style:style>
    <style:style style:name="T23" style:family="text">
      <style:text-properties officeooo:rsid="002af676"/>
    </style:style>
    <style:style style:name="T24" style:family="text">
      <style:text-properties officeooo:rsid="002c830e"/>
    </style:style>
    <style:style style:name="T25" style:family="text">
      <style:text-properties officeooo:rsid="002fef2f"/>
    </style:style>
    <style:style style:name="T26" style:family="text">
      <style:text-properties officeooo:rsid="0031562b"/>
    </style:style>
    <style:style style:name="T27" style:family="text">
      <style:text-properties fo:font-style="normal" officeooo:rsid="0031562b" style:font-style-asian="normal" style:font-style-complex="normal"/>
    </style:style>
    <style:style style:name="T28" style:family="text">
      <style:text-properties fo:font-style="normal" officeooo:rsid="00387ad0" style:font-style-asian="normal" style:font-style-complex="normal"/>
    </style:style>
    <style:style style:name="T29" style:family="text">
      <style:text-properties officeooo:rsid="00332b7e"/>
    </style:style>
    <style:style style:name="T30" style:family="text">
      <style:text-properties officeooo:rsid="00335249"/>
    </style:style>
    <style:style style:name="T31" style:family="text">
      <style:text-properties officeooo:rsid="003373e7"/>
    </style:style>
    <style:style style:name="T32" style:family="text">
      <style:text-properties officeooo:rsid="0037878d"/>
    </style:style>
    <style:style style:name="T33" style:family="text">
      <style:text-properties officeooo:rsid="00387ad0"/>
    </style:style>
    <style:style style:name="T34" style:family="text">
      <style:text-properties officeooo:rsid="003b3de4"/>
    </style:style>
    <style:style style:name="T35" style:family="text">
      <style:text-properties officeooo:rsid="003ca11f"/>
    </style:style>
    <style:style style:name="T36" style:family="text">
      <style:text-properties officeooo:rsid="003d7841"/>
    </style:style>
    <style:style style:name="T37" style:family="text">
      <style:text-properties officeooo:rsid="003e257e"/>
    </style:style>
    <style:style style:name="T38" style:family="text">
      <style:text-properties officeooo:rsid="003e8eb0"/>
    </style:style>
    <style:style style:name="T39" style:family="text">
      <style:text-properties officeooo:rsid="0040678f"/>
    </style:style>
    <style:style style:name="T40" style:family="text">
      <style:text-properties officeooo:rsid="0040d2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PASCAL Antoine</text:p>
      <text:p text:style-name="P1"/>
      <text:p text:style-name="P2">Diminution des calculs d’un raymarcher.</text:p>
      <text:p text:style-name="P2"/>
      <text:p text:style-name="P4">Motivation <text:span text:style-name="T24">(</text:span><text:span text:style-name="T25">21</text:span><text:span text:style-name="T24"> mots)</text:span></text:p>
      <text:p text:style-name="P9"><text:span text:style-name="T19">Ayant</text:span> programmé mon premier moteur 3D il y a <text:span text:style-name="T17">4</text:span> ans, l’idée m’est venue de l’améliorer via des <text:span text:style-name="T18">techniques</text:span> <text:span text:style-name="T18">apprises</text:span> depuis.</text:p>
      <text:p text:style-name="P9"/>
      <text:p text:style-name="P9"/>
      <text:p text:style-name="P4">Ancrage <text:span text:style-name="T24">(2</text:span><text:span text:style-name="T33">5</text:span><text:span text:style-name="T24"> mots)</text:span></text:p>
      <text:p text:style-name="P24">En étudiant le raymarching et ses techniques d’amélioration, mon TIPE met en lumière la transformation d’objets mathématiques en scènes 3D grâce à des algorithmes<text:span text:style-name="T23"> </text:span>efficaces.</text:p>
      <text:p text:style-name="P9"/>
      <text:p text:style-name="P9"/>
      <text:p text:style-name="P5">Positionnement thématique</text:p>
      <text:p text:style-name="P13">INFORMATIQUE (informatique <text:span text:style-name="T1">théorique), INFORMATIQUE (informatique pratique</text:span>)</text:p>
      <text:p text:style-name="P13"/>
      <text:p text:style-name="P13"/>
      <text:p text:style-name="P3">Mots-clés <text:span text:style-name="T24">(</text:span><text:span text:style-name="T25">5</text:span><text:span text:style-name="T24"> expressions</text:span><text:span text:style-name="T25">)</text:span></text:p>
      <text:p text:style-name="P8">Mots-clés (en français) <text:s text:c="10"/>Mots-clé (en anglais)</text:p>
      <text:p text:style-name="P16">rendu de scène 3D <text:s text:c="21"/>rendering 3D scenes</text:p>
      <text:p text:style-name="P21">marche de rayons <text:s text:c="22"/>raymarching</text:p>
      <text:p text:style-name="P14">arbres <text:s text:c="41"/>trees</text:p>
      <text:p text:style-name="P14">fonction de distance signée <text:s text:c="7"/>signed distance function (SDF)</text:p>
      <text:p text:style-name="P20">shader <text:s text:c="40"/>shader</text:p>
      <text:p text:style-name="P20"/>
      <text:p text:style-name="P3"/>
      <text:p text:style-name="P3">Bibliographie commentée <text:span text:style-name="T24">(</text:span><text:span text:style-name="T38">514</text:span><text:span text:style-name="T24"> mots)</text:span></text:p>
      <text:p text:style-name="P11">Les moteurs 3D sont utilisés dans divers domaines <text:span text:style-name="T31">de loisirs comme les jeux vidéos ou</text:span> <text:span text:style-name="T17">scientifiques</text:span> <text:span text:style-name="T31">pour simuler des géométries non euclidiennes[</text:span><text:span text:style-name="T34">1</text:span><text:span text:style-name="T31">] par exemple</text:span>.</text:p>
      <text:p text:style-name="P10"/>
      <text:p text:style-name="P18">Le raymarching<text:span text:style-name="T14">[1]</text:span> est une technique de rendu d’objets 3D qui consist<text:span text:style-name="T25">e</text:span> pour chaque pixel d’une image, à calculer la couleur de celui-ci <text:span text:style-name="T14">grâce aux </text:span>fonction<text:span text:style-name="T26">s</text:span> de distance signée<text:span text:style-name="T26">s</text:span> <text:span text:style-name="T26">(</text:span><text:span text:style-name="T14">SDF</text:span><text:span text:style-name="T26">)</text:span><text:span text:style-name="T14"> définissant chaque objet de la scène[2].</text:span> <text:span text:style-name="T15">Cette technique</text:span> est principalement utilisé<text:span text:style-name="T15">e</text:span> pour calculer des nuages ou encore afficher des fractales 3D. Ce procédé est coûteux en calcul et ce coût augmente avec le nombre d’objets et le calcul d’éclairage. <text:span text:style-name="T13">L’objectif est donc de trouver une manière de diminuer ces calculs.</text:span></text:p>
      <text:p text:style-name="P17"/>
      <text:p text:style-name="P32"><text:span text:style-name="Strong_20_Emphasis"><text:span text:style-name="T5">Pour calculer la couleur d’un pixel, u</text:span></text:span><text:span text:style-name="T5">n rayon est envoyé depuis la caméra dans une direction spécifique. Chaque pixel de l’écran correspond à un rayon. </text:span>Le rayon progresse dans l’espace par étapes successives. À chaque étape, le raymarcher calcule la distance minimale entre la position actuelle <text:span text:style-name="T36">du point de l’espace atteint par</text:span> <text:span text:style-name="T36">le</text:span> rayon et l<text:span text:style-name="T36">a surface de l’objet le</text:span> plus proche (distance estimée par une <text:span text:style-name="T26">fonction de distance signée</text:span><text:span text:style-name="T27">[</text:span><text:span text:style-name="T28">1</text:span><text:span text:style-name="T27">]</text:span>). Si la distance calculée est très petite (en dessous <text:soft-page-break/>d’un seuil) <text:span text:style-name="T36">ou nulle</text:span>, cela signifie que le rayon a touché un objet. <text:span text:style-name="T26">On peut donc afficher sa couleur sur le pixel.</text:span></text:p>
      <text:p text:style-name="P17"/>
      <text:p text:style-name="P36"><text:span text:style-name="T13">Certaines implémentations diminuent simplement le nombre maximum d’itération</text:span><text:span text:style-name="T15">s</text:span><text:span text:style-name="T13"> </text:span><text:span text:style-name="T15">pour</text:span><text:span text:style-name="T13"> chaque pixel </text:span><text:span text:style-name="T36">(c’est à dire le nombre d’étape dans l’avancée du rayon traversant ce pixel)</text:span><text:span text:style-name="T13">, approximant ainsi le rendu </text:span><text:span text:style-name="T36">puisque le rayon aurait peut être touché un objet plus loin dans la scène.</text:span></text:p>
      <text:p text:style-name="P36"/>
      <text:p text:style-name="P36"><text:span text:style-name="T13">L’implémentation d’arbres de recherche dans un espace découpé</text:span><text:span text:style-name="T16">[</text:span><text:span text:style-name="T32">2</text:span><text:span text:style-name="T16">] </text:span><text:span text:style-name="T13">peut également être utilisée </text:span><text:span text:style-name="T36">pour éviter de calculer la distance entre le point courant et certains objet trop lointain inutilement.</text:span></text:p>
      <text:p text:style-name="P36"/>
      <text:p text:style-name="P36"><text:span text:style-name="T38">De plus, </text:span><text:span text:style-name="T22">une part de raytracing[</text:span><text:span text:style-name="T32">3</text:span><text:span text:style-name="T22">], </text:span><text:span text:style-name="T38">méthode </text:span><text:span text:style-name="T36">qui consiste directement à calculer le point d’intersection entre un objet et un rayon,</text:span><text:span text:style-name="T22"> sur des formes simples </text:span><text:span text:style-name="T38">peut être implémentée</text:span><text:span text:style-name="T22">, </text:span><text:span text:style-name="T38">calculs</text:span><text:span text:style-name="T36"> </text:span><text:span text:style-name="T22">qui </text:span><text:span text:style-name="T38">se font </text:span><text:span text:style-name="T22">plus rapidement </text:span><text:span text:style-name="T36">que d’avancer pas à pas avec un raymarcher dans certains cas. </text:span><text:span text:style-name="T38">Le raytracing est utilisé pour calculer l’avancée du rayon sur une plus grande distance d’un coup en approximant les formes de la scène par d’autres plus simple comme des sphères servant d’enveloppe aux objets. Une fois une intersection trouvée, le raymarcher reprend son calcul pour affiner le point d’intersection du rayon avec la vraie forme</text:span><text:span text:style-name="T36">.</text:span></text:p>
      <text:p text:style-name="P19"/>
      <text:p text:style-name="P17"><text:span text:style-name="T29">L’implémentation</text:span><text:span text:style-name="T13"> </text:span><text:span text:style-name="T29">d</text:span><text:span text:style-name="T13">e moteur </text:span><text:span text:style-name="T29">est faite par des </text:span><text:span text:style-name="T13">API de rendu graphique </text:span><text:span text:style-name="T29">comme </text:span><text:span text:style-name="T13">OpenGL qui permet de compiler des programmes en GLSL</text:span><text:span text:style-name="T32">[4]</text:span><text:span text:style-name="T13"> (OpenGL shader langage) et de les exécuter par l</text:span><text:span text:style-name="T21">e processeur</text:span><text:span text:style-name="T13"> graphique de l’ordinateur. Cette compilation et l’affichage se f</text:span><text:span text:style-name="T30">ait</text:span><text:span text:style-name="T13"> </text:span><text:span text:style-name="T30">par des</text:span><text:span text:style-name="T13"> programme</text:span><text:span text:style-name="T30">s exécuté</text:span><text:span text:style-name="T35">s</text:span><text:span text:style-name="T30"> par le processeur,</text:span><text:span text:style-name="T13"> en C </text:span><text:span text:style-name="T30">par exemple</text:span><text:span text:style-name="T13">. </text:span><text:span text:style-name="T30">Les</text:span><text:span text:style-name="T13"> shader</text:span><text:span text:style-name="T37">s</text:span><text:span text:style-name="T13"> </text:span><text:span text:style-name="T30">GLSL permettant de faire des raymarcher sont l</text:span><text:span text:style-name="T13">es fragment shader</text:span><text:span text:style-name="T37">s</text:span><text:span text:style-name="T13">. </text:span><text:span text:style-name="T30">Ils</text:span><text:span text:style-name="T13"> permettent de calculer la couleurs de chaque pixel un à un</text:span><text:span text:style-name="T15">.</text:span></text:p>
      <text:p text:style-name="P17"/>
      <text:p text:style-name="P37">Les shaders, étant exécutés sur le processeur graphique, utilisent une mémoire graphique dédiée différente de la mémoire RAM dans laquelle se trouve les données du programme (<text:span text:style-name="T38">celui en </text:span>C par exemple) affichant le rendu. Ainsi, la communication de données entre les 2 programmes se fait grâce à des outils particuliers, les variables uniform[5], <text:span text:style-name="T38">qui permettent ainsi de passer en paramètre du shader des données extérieurs. </text:span></text:p>
      <text:p text:style-name="P35"/>
      <text:p text:style-name="P15"/>
      <text:p text:style-name="P6">Problématique retenue <text:span text:style-name="T24">(15 mots)</text:span></text:p>
      <text:p text:style-name="P12">Comment diminuer le coût de calcul d’un raymarching pour simuler efficacement des scènes 3D ?</text:p>
      <text:p text:style-name="P22"/>
      <text:p text:style-name="P4">Objectifs du TIPE <text:span text:style-name="T24">(</text:span><text:span text:style-name="T40">76</text:span><text:span text:style-name="T24"> mots)</text:span></text:p>
      <text:p text:style-name="P23">1. Implémenter un premier moteur de raymarching (programme C et fragment shader GLSL).</text:p>
      <text:p text:style-name="P23">2. <text:span text:style-name="T39">Implémenter des variables uniforms pour</text:span> transmettre <text:span text:style-name="T39">des</text:span> informations de pré-traitement <text:span text:style-name="T39">de la scène faites en C</text:span> au shader.</text:p>
      <text:p text:style-name="P25">3. Trouver un indicateur permettant de comparer le coût de calcul de 2 rendus.</text:p>
      <text:p text:style-name="P23"><text:span text:style-name="T20">4</text:span>. Implémenter plusieurs algorithmes <text:span text:style-name="T39">comme des découpages de l’espace avec des arbres </text:span><text:span text:style-name="T40">(kdtree par exemple)</text:span><text:span text:style-name="T39"> ou un raytracer, </text:span>pouvant permettre de diminuer les calculs.</text:p>
      <text:p text:style-name="P23"><text:span text:style-name="T20">5</text:span>. Comparer les résultats et conclure.</text:p>
      <text:p text:style-name="P15"><text:soft-page-break/></text:p>
      <text:p text:style-name="P15"/>
      <text:p text:style-name="P4">Références bibliographiques <text:span text:style-name="T24">(</text:span><text:span text:style-name="T33">5</text:span><text:span text:style-name="T24"> références)</text:span></text:p>
      <text:p text:style-name="P29"><text:span text:style-name="T6">[</text:span><text:span text:style-name="T8">1</text:span><text:span text:style-name="T6">] </text:span><text:span text:style-name="T3">Rémi Coulon, Elisabetta A. Matsumoto, Henry Segerman, Steve J. Trettel, Ray-marching Thurston geometries, </text:span><text:span text:style-name="T7">Cornell University, </text:span><text:span text:style-name="T3">13/</text:span><text:span text:style-name="T7">01/</text:span><text:span text:style-name="T3">2022 </text:span><text:span text:style-name="T7">pages </text:span><text:span text:style-name="T9">10</text:span><text:span text:style-name="T8">-16, </text:span></text:p>
      <text:p text:style-name="P30"><text:span text:style-name="T11">[</text:span><text:span text:style-name="T10">2</text:span><text:span text:style-name="T11">] Inigo Quilez, binary search, https://iquilezles.org/articles/binarysearchsdf/</text:span></text:p>
      <text:p text:style-name="P31"><text:span text:style-name="T4">[</text:span><text:span text:style-name="T10">3</text:span><text:span text:style-name="T4">] </text:span><text:span text:style-name="T2">victor's tech art blog, </text:span><text:span text:style-name="T4">raytracing, https://viclw17.github.io/2018/07/16/raytracing-ray-sphere-intersection</text:span></text:p>
      <text:p text:style-name="P27"><text:span text:style-name="T3">[</text:span><text:span text:style-name="T10">4</text:span><text:span text:style-name="T2">] </text:span><text:span text:style-name="T12">Documentation OpenGL</text:span><text:span text:style-name="T10">, Shader Compilation</text:span><text:span text:style-name="T2">, https://www.khronos.org/opengl/wiki/Shader_Compilation</text:span></text:p>
      <text:p text:style-name="P26">[<text:span text:style-name="T32">5</text:span>] <text:span text:style-name="T33">Documentation OpenGL</text:span> , <text:span text:style-name="T33">Uniform Buffer Object</text:span>, https://www.khronos.org/opengl/wiki/Uniform_Buffer_Object</text:p>
      <text:p text:style-name="P2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FreeSans1" svg:font-family="FreeSans"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FreeSans" style:font-family-complex="FreeSans"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13T23:08:44.523766485</meta:creation-date>
    <dc:date>2025-01-29T12:41:18.874821895</dc:date>
    <meta:editing-duration>P1DT23H6M17S</meta:editing-duration>
    <meta:editing-cycles>19</meta:editing-cycles>
    <meta:generator>LibreOffice/7.0.4.2$Linux_X86_64 LibreOffice_project/00$Build-2</meta:generator>
    <meta:document-statistic meta:table-count="0" meta:image-count="0" meta:object-count="0" meta:page-count="3" meta:paragraph-count="38" meta:word-count="767" meta:character-count="5356" meta:non-whitespace-character-count="4484"/>
  </office:meta>
</office:document-meta>
</file>